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ABLE OF THE LOST SHEEP (1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RABLE OF THE LOST SHEEP (1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parable (1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lating of this parable (15:4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lating of this parable (15:4-7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search (15: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sighting (15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singing (15:6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singing (15:6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On earth, because of a recovered sheep (15: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eaven, because of a repenting sinner (1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lating of this parable (15:4-7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search (15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sighting (15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singing (15:6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RABLE OF THE LOST SHEEP (15:1-7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on for this parable (15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lating of this parable (15:4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LUKE 15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RABLE OF THE LOST SHEEP (1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RABLE OF THE LOST COIN (15:8-10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ARABLE OF THE LOST COIN (15:8-1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search (15: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sighting (1 5:9a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inging (15:9b-1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singing (15:9b-10)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On earth, because of a recovered coin (15:9b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In heaven, because of a repenting sinner (15:1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PARABLE OF THE LOST COIN (15:8-10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arch (15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ighting (1 5:9a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singing (15:9b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LUKE 15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PARABLE OF THE LOST SHEEP (15:1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PARABLE OF THE LOST COIN (15:8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ARABLE OF THE LOST SON (15:11-3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-title-Title-Slide" presentation:presentation-page-layout-name="Master1-PPL1" draw:id="Slide-267">
        <draw:frame draw:id="id105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RABLE OF THE LOST SON (15:11-32):<text:s text:c="1"/></text:span><text:span text:style-name="a607" text:class-names=""/></text:p>
          </draw:text-box>
          <svg:title/>
          <svg:desc/>
        </draw:frame>
        <draw:frame draw:id="id106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rebellion of the younger son (15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3" draw:style-name="a615" draw:master-page-name="Master1-Layout1-title-Title-Slide" presentation:presentation-page-layout-name="Master1-PPL1" draw:id="Slide-268">
        <draw:frame draw:id="id107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<text:s text:c="1"/>The rebellion of the younger son (15:11-16)<text:s text:c="1"/></text:span><text:span text:style-name="a617" text:class-names=""/></text:p>
          </draw:text-box>
          <svg:title/>
          <svg:desc/>
        </draw:frame>
        <draw:frame draw:id="id108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The foolishness he exhibits (15:11-13)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foolishness he exhibits (15:11-13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seeking his inheritance (15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squandering his inheritance (15: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bellion of the younger son (15:11-16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foolishness he exhibits (15:11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famine he endures (15:14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PARABLE OF THE LOST SON (15:11-32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bellion of the younger son (15:11-1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turn of the younger son (15:17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return of the younger son (15:17-32)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realization (15: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solve (15:18-19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resolve (15:18-19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return (15:1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repent (15:18b-19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return of the younger son (15:17-32)<text:s text:c="1"/></text:span><text:span text:style-name="a702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alization (15:1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solve (15:18-1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union (15:20-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rejoicing (15:22-24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sentment (15:25-30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minder (15:31-3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PARABLE OF THE LOST SON (15:11-32):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rebellion of the younger son (15:11-16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return of the younger son (15:17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LUKE 15</text:span><text:span text:style-name="a744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ARABLE OF THE LOST SHEEP (15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PARABLE OF THE LOST COIN (15:8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PARABLE OF THE LOST SON (15:11-3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5</dc:title>
    <meta:initial-creator>David STRICKLAND</meta:initial-creator>
    <dc:creator>David STRICKLAND</dc:creator>
    <meta:creation-date>2020-02-22T17:34:55Z</meta:creation-date>
    <dc:date>2020-02-22T17:34:56Z</dc:date>
    <meta:template xlink:href="BibleStudy" xlink:type="simple"/>
    <meta:editing-cycles>1</meta:editing-cycles>
    <meta:editing-duration>PT0S</meta:editing-duration>
    <meta:document-statistic meta:paragraph-count="70" meta:word-count="528"/>
  </office:meta>
</office:document-meta>
</file>